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text-properties officeooo:rsid="00205318" officeooo:paragraph-rsid="00205318"/>
    </style:style>
    <style:style style:name="P5" style:family="paragraph" style:parent-style-name="Standard">
      <style:paragraph-properties fo:text-align="center" style:justify-single-word="false"/>
      <style:text-properties officeooo:rsid="00205318" officeooo:paragraph-rsid="00205318"/>
    </style:style>
    <style:style style:name="P6" style:family="paragraph" style:parent-style-name="Standard">
      <style:paragraph-properties fo:text-align="center" style:justify-single-word="false"/>
      <style:text-properties fo:font-size="18pt" officeooo:rsid="00205318" officeooo:paragraph-rsid="00205318" style:font-size-asian="18pt" style:font-size-complex="18pt"/>
    </style:style>
    <style:style style:name="P7" style:family="paragraph" style:parent-style-name="Standard">
      <style:text-properties officeooo:rsid="0022004c" officeooo:paragraph-rsid="0022004c"/>
    </style:style>
    <style:style style:name="P8" style:family="paragraph" style:parent-style-name="Standard">
      <style:text-properties officeooo:rsid="0022004c" officeooo:paragraph-rsid="00249ba8"/>
    </style:style>
    <style:style style:name="P9" style:family="paragraph" style:parent-style-name="Standard">
      <style:text-properties officeooo:rsid="00249ba8" officeooo:paragraph-rsid="00249ba8"/>
    </style:style>
    <style:style style:name="T1" style:family="text">
      <style:text-properties officeooo:rsid="00205318"/>
    </style:style>
    <style:style style:name="T2" style:family="text">
      <style:text-properties officeooo:rsid="0022f693"/>
    </style:style>
    <style:style style:name="T3" style:family="text">
      <style:text-properties officeooo:rsid="00245bb0"/>
    </style:style>
    <style:style style:name="T4" style:family="text">
      <style:text-properties officeooo:rsid="00249ba8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officeooo:rsid="002643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0-08T15:55:06.575389998" text:fixed="true">10/08/25</text:date></text:p>
      <text:p text:style-name="P2">Math <text:span text:style-name="T1">6</text:span>099 – Colloquium </text:p>
      <text:p text:style-name="P2"><text:span text:style-name="T1">Fall</text:span> 2025</text:p>
      <text:p text:style-name="P1"/>
      <text:p text:style-name="P6">Shapes that optimize the eigenvalues of an elliptic operator</text:p>
      <text:p text:style-name="P6">by Dr. Stanley Snelson</text:p>
      <text:p text:style-name="P5"/>
      <text:p text:style-name="P5">Reflection by Paul Carmody </text:p>
      <text:p text:style-name="P4"/>
      <text:p text:style-name="P4">Research partially supported by NSF grant DMS_2511236</text:p>
      <text:p text:style-name="P4"/>
      <text:p text:style-name="P7">Interesting imagery to help demonstrate what is typically done using rigor in class. <text:s/>He speaks of eigenvalues that “converge” to infinity. <text:s/>He mentions the Rayleigh quotient. <text:s/><text:span text:style-name="T2">I’m not sure what value tis has. <text:s/>“Symmetric operators on inner product spaces?” <text:s/></text:span><text:span text:style-name="T3">Nodal Domain: (k-1) zeros separates the entire domain into k nodal domains </text:span><text:span text:style-name="T4">in one-dimension. <text:s/>Current research: <text:s/></text:span></text:p>
      <text:p text:style-name="P7"/>
      <text:p text:style-name="P8"><text:span text:style-name="T4">Studying the Courant Theorem.</text:span></text:p>
      <text:p text:style-name="P9"><text:tab/>For any connected, open Omega, the k-th eigenfunction v<text:span text:style-name="T5">k</text:span><text:span text:style-name="T6">Omega</text:span> has at <text:s/>most k nodal domains.</text:p>
      <text:p text:style-name="P9"/>
      <text:p text:style-name="P9">“<text:span text:style-name="T7">open minimizer” and “free boundary techniqu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0-08T16:43:09.909946054</dc:date>
    <meta:editing-duration>PT33M30S</meta:editing-duration>
    <meta:editing-cycles>7</meta:editing-cycles>
    <meta:document-statistic meta:table-count="0" meta:image-count="0" meta:object-count="0" meta:page-count="1" meta:paragraph-count="11" meta:word-count="110" meta:character-count="742" meta:non-whitespace-character-count="630"/>
  </office:meta>
</office:document-meta>
</file>